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>
      <style:text-properties style:font-name="Liberation Sans" style:font-name-asian="DejaVu Sans" style:font-name-complex="Lohit Hindi"/>
    </style:style>
    <style:style style:name="ce19" style:family="table-cell" style:parent-style-name="Default" style:data-style-name="N84"/>
    <style:style style:name="ce20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20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20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16" office:value-type="string">
            <text:p>Lectura articulo Continuous Integration y responder cuestionario</text:p>
          </table:table-cell>
          <table:table-cell office:value-type="date" office:date-value="2013-10-13">
            <text:p>2013-10-1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Ver video 1 y 2 sobre BDD y TDD</text:p>
          </table:table-cell>
          <table:table-cell office:value-type="date" office:date-value="2013-10-15">
            <text:p>2013-10-1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plicando BDD y TDD sobr eel proyecto Job Vacancy</text:p>
          </table:table-cell>
          <table:table-cell office:value-type="date" office:date-value="2013-10-15">
            <text:p>2013-10-1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nvestigacion e informe: Patrone Layers vs Tiers</text:p>
          </table:table-cell>
          <table:table-cell office:value-type="date" office:date-value="2013-10-20">
            <text:p>2013-10-20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Investigacion e informe sobre atributo de calidad: Usabilidad</text:p>
          </table:table-cell>
          <table:table-cell office:value-type="date" office:date-value="2013-10-20">
            <text:p>2013-10-2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ectura: Who Needs an Architect?</text:p>
          </table:table-cell>
          <table:table-cell office:value-type="date" office:date-value="2013-10-21">
            <text:p>2013-10-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rabajando sobre la iteracion 0 del proyecto Aulas</text:p>
          </table:table-cell>
          <table:table-cell office:value-type="date" office:date-value="2013-10-27">
            <text:p>2013-10-2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Trabajando sobre la iteracion 0 del proyecto Aulas – Prototipado de Pantalla</text:p>
          </table:table-cell>
          <table:table-cell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3">
            <text:p>2013-11-03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4">
            <text:p>2013-11-0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5">
            <text:p>2013-11-05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Armar y publicar resumen de clase 22</text:p>
          </table:table-cell>
          <table:table-cell office:value-type="date" office:date-value="2013-11-05">
            <text:p>2013-11-0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18" office:value-type="string">
            <text:p>Trabajando sobre la iteracion 1 del proyecto Aulas</text:p>
          </table:table-cell>
          <table:table-cell office:value-type="date" office:date-value="2013-11-06">
            <text:p>2013-11-06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08">
            <text:p>2013-11-08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0">
            <text:p>2013-11-1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1">
            <text:p>2013-11-11</text:p>
          </table:table-cell>
          <table:table-cell table:number-columns-repeated="2" office:value-type="float" office:value="120">
            <text:p>12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Trabajando sobre la iteracion 2 del proyecto Aulas</text:p>
          </table:table-cell>
          <table:table-cell office:value-type="date" office:date-value="2013-11-13">
            <text:p>2013-11-13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5">
            <text:p>2013-11-1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7">
            <text:p>2013-11-17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8">
            <text:p>2013-11-1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19">
            <text:p>2013-11-1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Trabajando sobre la iteracion 3 del proyecto Aulas</text:p>
          </table:table-cell>
          <table:table-cell office:value-type="date" office:date-value="2013-11-20">
            <text:p>2013-11-2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Trabajando sobre la iteracion 4 del proyecto Tareas</text:p>
          </table:table-cell>
          <table:table-cell office:value-type="date" office:date-value="2013-11-25">
            <text:p>2013-11-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Trabajando sobre la iteracion 4 del proyecto Tareas</text:p>
          </table:table-cell>
          <table:table-cell office:value-type="date" office:date-value="2013-11-27">
            <text:p>2013-11-2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Trabajando sobre la iteracion 4 del proyecto Tareas</text:p>
          </table:table-cell>
          <table:table-cell office:value-type="date" office:date-value="2013-11-30">
            <text:p>2013-11-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Trabajando sobre la iteracion 4 del proyecto Tareas</text:p>
          </table:table-cell>
          <table:table-cell office:value-type="date" office:date-value="2013-12-02">
            <text:p>2013-12-0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Trabajando sobre la iteracion 4 del proyecto Tareas</text:p>
          </table:table-cell>
          <table:table-cell office:value-type="date" office:date-value="2013-12-03">
            <text:p>2013-12-03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Trabajando sobre la iteracion 4 del proyecto Tareas</text:p>
          </table:table-cell>
          <table:table-cell office:value-type="date" office:date-value="2013-12-04">
            <text:p>2013-12-0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12:37:5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2-09T12:47:09</dc:date>
    <meta:editing-duration>P2DT2H25M37S</meta:editing-duration>
    <meta:editing-cycles>49</meta:editing-cycles>
    <dc:creator>Mint </dc:creator>
    <meta:document-statistic meta:table-count="2" meta:cell-count="326" meta:object-count="0"/>
  </office:meta>
</office:document-meta>
</file>